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76pt"/>
    </style:style>
    <style:style style:name="co4" style:family="table-column">
      <style:table-column-properties fo:break-before="auto" style:column-width="7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2.86pt" svg:height="255.26pt" svg:x="0.2pt" svg:y="238.65pt">
            <loext:p draw:notify-on-update-of-ranges="Sheet1.B7:Sheet1.B11 Sheet1.C6:Sheet1.C6 Sheet1.C7:Sheet1.C11 Sheet1.B7:Sheet1.B11 Sheet1.D6:Sheet1.D6 Sheet1.D7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2.86pt" svg:height="255.23pt" svg:x="1229.75pt" svg:y="18.82pt">
            <loext:p draw:notify-on-update-of-ranges="Sheet1.G5:Sheet1.G12 Sheet1.H4:Sheet1.H4 Sheet1.H5:Sheet1.H12 Sheet1.G17:Sheet1.G24 Sheet1.H16:Sheet1.H16 Sheet1.H17:Sheet1.H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6pt" svg:height="255.26pt" svg:x="755.57pt" svg:y="24.8pt">
            <loext:p draw:notify-on-update-of-ranges="Sheet1.G5:Sheet1.G12 Sheet1.I4:Sheet1.I4 Sheet1.I5:Sheet1.I12 Sheet1.G5:Sheet1.G12 Sheet1.I16:Sheet1.I16 Sheet1.I17:Sheet1.I24 Sheet1.G5:Sheet1.G12 Sheet1.J4:Sheet1.J4 Sheet1.J5:Sheet1.J12 Sheet1.G5:Sheet1.G12 Sheet1.J16:Sheet1.J16 Sheet1.J17:Sheet1.J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ize = 10000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ool Threads</text:p>
          </table:table-cell>
          <table:table-cell office:value-type="string" calcext:value-type="string">
            <text:p>Search Time</text:p>
          </table:table-cell>
          <table:table-cell office:value-type="string" calcext:value-type="string">
            <text:p>Search Speed up</text:p>
          </table:table-cell>
          <table:table-cell office:value-type="string" calcext:value-type="string">
            <text:p>Search Efficiency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35818" calcext:value-type="float">
            <text:p>0.0035818</text:p>
          </table:table-cell>
          <table:table-cell table:formula="of:=[.H5]/[.H5]" office:value-type="float" office:value="1" calcext:value-type="float">
            <text:p>1</text:p>
          </table:table-cell>
          <table:table-cell table:formula="of:=[.I5]/[.G5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zes</text:p>
          </table:table-cell>
          <table:table-cell office:value-type="string" calcext:value-type="string">
            <text:p>STD::SEARCH</text:p>
          </table:table-cell>
          <table:table-cell office:value-type="string" calcext:value-type="string">
            <text:p>STD::SOR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40389" calcext:value-type="float">
            <text:p>0.00240389</text:p>
          </table:table-cell>
          <table:table-cell table:formula="of:=[.H5]/[.H6]" office:value-type="float" office:value="1.49000162237041" calcext:value-type="float">
            <text:p>1.49000162237041</text:p>
          </table:table-cell>
          <table:table-cell table:formula="of:=[.I6]/[.G6]" office:value-type="float" office:value="0.745000811185204" calcext:value-type="float">
            <text:p>0.74500081118520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000002031" calcext:value-type="float">
            <text:p>2.03E-06</text:p>
          </table:table-cell>
          <table:table-cell table:style-name="ce1" office:value-type="float" office:value="0.000011823" calcext:value-type="float">
            <text:p>1.18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0453" calcext:value-type="float">
            <text:p>0.0020453</text:p>
          </table:table-cell>
          <table:table-cell table:formula="of:=[.H5]/[.H7]" office:value-type="float" office:value="1.75123453772063" calcext:value-type="float">
            <text:p>1.75123453772063</text:p>
          </table:table-cell>
          <table:table-cell table:formula="of:=[.I7]/[.G7]" office:value-type="float" office:value="0.583744845906876" calcext:value-type="float">
            <text:p>0.58374484590687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0.0000011823" calcext:value-type="float">
            <text:p>1.18E-06</text:p>
          </table:table-cell>
          <table:table-cell table:style-name="ce1" office:value-type="float" office:value="0.000083489" calcext:value-type="float">
            <text:p>8.35E-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93483" calcext:value-type="float">
            <text:p>0.00193483</text:p>
          </table:table-cell>
          <table:table-cell table:formula="of:=[.H5]/[.H8]" office:value-type="float" office:value="1.85122207118972" calcext:value-type="float">
            <text:p>1.85122207118972</text:p>
          </table:table-cell>
          <table:table-cell table:formula="of:=[.I8]/[.G8]" office:value-type="float" office:value="0.462805517797429" calcext:value-type="float">
            <text:p>0.46280551779742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0.000010677" calcext:value-type="float">
            <text:p>1.07E-05</text:p>
          </table:table-cell>
          <table:table-cell table:style-name="ce1" office:value-type="float" office:value="0.00105364" calcext:value-type="float">
            <text:p>1.05E-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11509" calcext:value-type="float">
            <text:p>0.00211509</text:p>
          </table:table-cell>
          <table:table-cell table:formula="of:=[.H5]/[.H9]" office:value-type="float" office:value="1.69345039690982" calcext:value-type="float">
            <text:p>1.69345039690982</text:p>
          </table:table-cell>
          <table:table-cell table:formula="of:=[.I9]/[.G9]" office:value-type="float" office:value="0.338690079381965" calcext:value-type="float">
            <text:p>0.33869007938196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0.000092083" calcext:value-type="float">
            <text:p>9.21E-05</text:p>
          </table:table-cell>
          <table:table-cell table:style-name="ce1" office:value-type="float" office:value="0.0130428" calcext:value-type="float">
            <text:p>1.30E-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214061" calcext:value-type="float">
            <text:p>0.00214061</text:p>
          </table:table-cell>
          <table:table-cell table:formula="of:=[.H5]/[.H10]" office:value-type="float" office:value="1.6732613600796" calcext:value-type="float">
            <text:p>1.6732613600796</text:p>
          </table:table-cell>
          <table:table-cell table:formula="of:=[.I10]/[.G10]" office:value-type="float" office:value="0.2788768933466" calcext:value-type="float">
            <text:p>0.2788768933466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035818" calcext:value-type="float">
            <text:p>0.0035818</text:p>
          </table:table-cell>
          <table:table-cell office:value-type="float" office:value="0.156488" calcext:value-type="float">
            <text:p>0.1564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194566" calcext:value-type="float">
            <text:p>0.00194566</text:p>
          </table:table-cell>
          <table:table-cell table:formula="of:=[.H5]/[.H11]" office:value-type="float" office:value="1.84091773485604" calcext:value-type="float">
            <text:p>1.84091773485604</text:p>
          </table:table-cell>
          <table:table-cell table:formula="of:=[.I11]/[.G11]" office:value-type="float" office:value="0.262988247836577" calcext:value-type="float">
            <text:p>0.262988247836577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227191" calcext:value-type="float">
            <text:p>0.00227191</text:p>
          </table:table-cell>
          <table:table-cell table:formula="of:=[.H5]/[.H12]" office:value-type="float" office:value="1.57655893059144" calcext:value-type="float">
            <text:p>1.57655893059144</text:p>
          </table:table-cell>
          <table:table-cell table:formula="of:=[.I12]/[.G12]" office:value-type="float" office:value="0.19706986632393" calcext:value-type="float">
            <text:p>0.1970698663239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ize = 1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Pool Threads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Sort Speed up</text:p>
          </table:table-cell>
          <table:table-cell office:value-type="string" calcext:value-type="string">
            <text:p>Sort Efficiency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56488" calcext:value-type="float">
            <text:p>0.156488</text:p>
          </table:table-cell>
          <table:table-cell table:formula="of:=[.H17]/[.H17]" office:value-type="float" office:value="1" calcext:value-type="float">
            <text:p>1</text:p>
          </table:table-cell>
          <table:table-cell table:formula="of:=[.I17]/[.G1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.12154" calcext:value-type="float">
            <text:p>3.12154</text:p>
          </table:table-cell>
          <table:table-cell table:formula="of:=[.H17]/[.H18]" office:value-type="float" office:value="0.050131665780352" calcext:value-type="float">
            <text:p>0.050131665780352</text:p>
          </table:table-cell>
          <table:table-cell table:formula="of:=[.I18]/[.G18]" office:value-type="float" office:value="0.025065832890176" calcext:value-type="float">
            <text:p>0.025065832890176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01153" calcext:value-type="float">
            <text:p>3.01153</text:p>
          </table:table-cell>
          <table:table-cell table:formula="of:=[.H17]/[.H19]" office:value-type="float" office:value="0.0519629557068998" calcext:value-type="float">
            <text:p>0.0519629557069</text:p>
          </table:table-cell>
          <table:table-cell table:formula="of:=[.I19]/[.G19]" office:value-type="float" office:value="0.0173209852356333" calcext:value-type="float">
            <text:p>0.017320985235633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95416" calcext:value-type="float">
            <text:p>2.95416</text:p>
          </table:table-cell>
          <table:table-cell table:formula="of:=[.H17]/[.H20]" office:value-type="float" office:value="0.052972080049828" calcext:value-type="float">
            <text:p>0.052972080049828</text:p>
          </table:table-cell>
          <table:table-cell table:formula="of:=[.I20]/[.G20]" office:value-type="float" office:value="0.013243020012457" calcext:value-type="float">
            <text:p>0.01324302001245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22112" calcext:value-type="float">
            <text:p>3.22112</text:p>
          </table:table-cell>
          <table:table-cell table:formula="of:=[.H17]/[.H21]" office:value-type="float" office:value="0.0485818597258097" calcext:value-type="float">
            <text:p>0.04858185972581</text:p>
          </table:table-cell>
          <table:table-cell table:formula="of:=[.I21]/[.G21]" office:value-type="float" office:value="0.00971637194516193" calcext:value-type="float">
            <text:p>0.00971637194516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.3355" calcext:value-type="float">
            <text:p>3.3355</text:p>
          </table:table-cell>
          <table:table-cell table:formula="of:=[.H17]/[.H22]" office:value-type="float" office:value="0.0469159046619697" calcext:value-type="float">
            <text:p>0.04691590466197</text:p>
          </table:table-cell>
          <table:table-cell table:formula="of:=[.I22]/[.G22]" office:value-type="float" office:value="0.00781931744366162" calcext:value-type="float">
            <text:p>0.00781931744366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.32701" calcext:value-type="float">
            <text:p>3.32701</text:p>
          </table:table-cell>
          <table:table-cell table:formula="of:=[.H17]/[.H23]" office:value-type="float" office:value="0.0470356265836291" calcext:value-type="float">
            <text:p>0.047035626583629</text:p>
          </table:table-cell>
          <table:table-cell table:formula="of:=[.I23]/[.G23]" office:value-type="float" office:value="0.00671937522623273" calcext:value-type="float">
            <text:p>0.00671937522623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.25075" calcext:value-type="float">
            <text:p>3.25075</text:p>
          </table:table-cell>
          <table:table-cell table:formula="of:=[.H17]/[.H24]" office:value-type="float" office:value="0.0481390448358071" calcext:value-type="float">
            <text:p>0.048139044835807</text:p>
          </table:table-cell>
          <table:table-cell table:formula="of:=[.I24]/[.G24]" office:value-type="float" office:value="0.00601738060447589" calcext:value-type="float">
            <text:p>0.006017380604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4:58:23.9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2:55:53.978000000</meta:creation-date>
    <dc:date>2017-02-11T04:59:43.867000000</dc:date>
    <meta:editing-duration>PT5H21M53S</meta:editing-duration>
    <meta:editing-cycles>8</meta:editing-cycles>
    <meta:generator>LibreOffice/5.2.4.2$Windows_x86 LibreOffice_project/3d5603e1122f0f102b62521720ab13a38a4e0eb0</meta:generator>
    <meta:document-statistic meta:table-count="1" meta:cell-count="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title svg:x="4.849cm" svg:y="0.316cm" chart:style-name="ch2">
          <text:p>STD::SEARCH and STD::SORT</text:p>
        </chart:title>
        <chart:legend chart:legend-position="end" svg:x="12.331cm" svg:y="3.955cm" style:legend-expansion="high" chart:style-name="ch3"/>
        <chart:plot-area chart:style-name="ch4" table:cell-range-address="Sheet1.B7:Sheet1.D11 Sheet1.C6:Sheet1.D6" chart:data-source-has-labels="row" svg:x="1.33cm" svg:y="1.275cm" svg:width="10.682cm" svg:height="6.57cm">
          <chartooo:coordinate-region svg:x="2.957cm" svg:y="1.474cm" svg:width="8.299cm" svg:height="5.724cm"/>
          <chart:axis chart:dimension="x" chart:name="primary-x" chart:style-name="ch5">
            <chart:title svg:x="5.674cm" svg:y="8.025cm" chart:style-name="ch6">
              <text:p>Size of vector</text:p>
            </chart:title>
          </chart:axis>
          <chart:axis chart:dimension="y" chart:name="primary-y" chart:style-name="ch7">
            <chart:title svg:x="0.451cm" svg:y="4.988cm" chart:style-name="ch8">
              <text:p>Time</text:p>
            </chart:title>
            <chart:grid chart:style-name="ch9" chart:class="major"/>
          </chart:axis>
          <chart:series chart:style-name="ch10" chart:values-cell-range-address="Sheet1.C7:Sheet1.C11" chart:label-cell-address="Sheet1.C6:Sheet1.C6" chart:class="chart:scatter">
            <chart:domain table:cell-range-address="Sheet1.B7:Sheet1.B11"/>
            <chart:data-point chart:repeated="5"/>
          </chart:series>
          <chart:series chart:style-name="ch11" chart:values-cell-range-address="Sheet1.D7:Sheet1.D11" chart:label-cell-address="Sheet1.D6:Sheet1.D6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D::SEARCH</text:p>
                <draw:g>
                  <svg:desc>Sheet1.C6:Sheet1.C6</svg:desc>
                </draw:g>
              </table:table-cell>
              <table:table-cell office:value-type="string">
                <text:p>STD::SORT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7:Sheet1.B11</svg:desc>
                </draw:g>
              </table:table-cell>
              <table:table-cell office:value-type="float" office:value="0.000002031">
                <text:p>0.000002031</text:p>
                <draw:g>
                  <svg:desc>Sheet1.C7:Sheet1.C11</svg:desc>
                </draw:g>
              </table:table-cell>
              <table:table-cell office:value-type="float" office:value="0.000011823">
                <text:p>0.000011823</text:p>
                <draw:g>
                  <svg:desc>Sheet1.D7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011823">
                <text:p>0.0000011823</text:p>
              </table:table-cell>
              <table:table-cell office:value-type="float" office:value="0.000083489">
                <text:p>0.000083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10677">
                <text:p>0.000010677</text:p>
              </table:table-cell>
              <table:table-cell office:value-type="float" office:value="0.00105364">
                <text:p>0.00105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92083">
                <text:p>0.000092083</text:p>
              </table:table-cell>
              <table:table-cell office:value-type="float" office:value="0.0130428">
                <text:p>0.0130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0035818">
                <text:p>0.0035818</text:p>
              </table:table-cell>
              <table:table-cell office:value-type="float" office:value="0.156488">
                <text:p>0.156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1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scatter" chart:style-name="ch1">
        <chart:title svg:x="6.383cm" svg:y="0.316cm" chart:style-name="ch2">
          <text:p>Size = 1000000</text:p>
        </chart:title>
        <chart:subtitle svg:x="5.986cm" svg:y="1.275cm" chart:style-name="ch3">
          <text:p>Search and Sort times</text:p>
        </chart:subtitle>
        <chart:legend chart:legend-position="end" svg:x="12.702cm" svg:y="3.954cm" style:legend-expansion="high" chart:style-name="ch4"/>
        <chart:plot-area chart:style-name="ch5" table:cell-range-address="Sheet1.G5:Sheet1.H12 Sheet1.H4:Sheet1.H4 Sheet1.H16:Sheet1.H24" chart:data-source-has-labels="row" svg:x="1.33cm" svg:y="2.138cm" svg:width="11.053cm" svg:height="5.706cm">
          <chartooo:coordinate-region svg:x="2.428cm" svg:y="2.138cm" svg:width="9.861cm" svg:height="5.059cm"/>
          <chart:axis chart:dimension="x" chart:name="primary-x" chart:style-name="ch6">
            <chart:title svg:x="5.754cm" svg:y="8.024cm" chart:style-name="ch7">
              <text:p>Threads Used</text:p>
            </chart:title>
          </chart:axis>
          <chart:axis chart:dimension="y" chart:name="primary-y" chart:style-name="ch8">
            <chart:title svg:x="0.451cm" svg:y="5.419cm" chart:style-name="ch9">
              <text:p>Time</text:p>
            </chart:title>
            <chart:grid chart:style-name="ch10" chart:class="major"/>
          </chart:axis>
          <chart:series chart:style-name="ch11" chart:values-cell-range-address="Sheet1.H5:Sheet1.H12" chart:label-cell-address="Sheet1.H4:Sheet1.H4" chart:class="chart:scatter">
            <chart:domain table:cell-range-address="Sheet1.G5:Sheet1.G12"/>
            <chart:data-point chart:repeated="8"/>
          </chart:series>
          <chart:series chart:style-name="ch12" chart:values-cell-range-address="Sheet1.H17:Sheet1.H24" chart:label-cell-address="Sheet1.H16:Sheet1.H16" chart:class="chart:scatter">
            <chart:domain table:cell-range-address="Sheet1.G17:Sheet1.G24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earch Time</text:p>
                <draw:g>
                  <svg:desc>Sheet1.H4:Sheet1.H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ort Time</text:p>
                <draw:g>
                  <svg:desc>Sheet1.H16:Sheet1.H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5:Sheet1.G12</svg:desc>
                </draw:g>
              </table:table-cell>
              <table:table-cell office:value-type="float" office:value="0.0035818">
                <text:p>0.0035818</text:p>
                <draw:g>
                  <svg:desc>Sheet1.H5:Sheet1.H12</svg:desc>
                </draw:g>
              </table:table-cell>
              <table:table-cell office:value-type="float" office:value="1">
                <text:p>1</text:p>
                <draw:g>
                  <svg:desc>Sheet1.G17:Sheet1.G24</svg:desc>
                </draw:g>
              </table:table-cell>
              <table:table-cell office:value-type="float" office:value="0.156488">
                <text:p>0.156488</text:p>
                <draw:g>
                  <svg:desc>Sheet1.H17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40389">
                <text:p>0.00240389</text:p>
              </table:table-cell>
              <table:table-cell office:value-type="float" office:value="2">
                <text:p>2</text:p>
              </table:table-cell>
              <table:table-cell office:value-type="float" office:value="3.12154">
                <text:p>3.12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0453">
                <text:p>0.0020453</text:p>
              </table:table-cell>
              <table:table-cell office:value-type="float" office:value="3">
                <text:p>3</text:p>
              </table:table-cell>
              <table:table-cell office:value-type="float" office:value="3.01153">
                <text:p>3.01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93483">
                <text:p>0.00193483</text:p>
              </table:table-cell>
              <table:table-cell office:value-type="float" office:value="4">
                <text:p>4</text:p>
              </table:table-cell>
              <table:table-cell office:value-type="float" office:value="2.95416">
                <text:p>2.95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11509">
                <text:p>0.00211509</text:p>
              </table:table-cell>
              <table:table-cell office:value-type="float" office:value="5">
                <text:p>5</text:p>
              </table:table-cell>
              <table:table-cell office:value-type="float" office:value="3.22112">
                <text:p>3.22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14061">
                <text:p>0.00214061</text:p>
              </table:table-cell>
              <table:table-cell office:value-type="float" office:value="6">
                <text:p>6</text:p>
              </table:table-cell>
              <table:table-cell office:value-type="float" office:value="3.3355">
                <text:p>3.3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194566">
                <text:p>0.00194566</text:p>
              </table:table-cell>
              <table:table-cell office:value-type="float" office:value="7">
                <text:p>7</text:p>
              </table:table-cell>
              <table:table-cell office:value-type="float" office:value="3.32701">
                <text:p>3.32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27191">
                <text:p>0.00227191</text:p>
              </table:table-cell>
              <table:table-cell office:value-type="float" office:value="8">
                <text:p>8</text:p>
              </table:table-cell>
              <table:table-cell office:value-type="float" office:value="3.25075">
                <text:p>3.25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title svg:x="6.383cm" svg:y="0.316cm" chart:style-name="ch2">
          <text:p>Size = 1000000</text:p>
        </chart:title>
        <chart:subtitle svg:x="5.88cm" svg:y="1.275cm" chart:style-name="ch3">
          <text:p>Speed up and Efficency</text:p>
        </chart:subtitle>
        <chart:legend chart:legend-position="end" svg:x="11.961cm" svg:y="3.457cm" style:legend-expansion="high" chart:style-name="ch4"/>
        <chart:plot-area chart:style-name="ch5" table:cell-range-address="Sheet1.G5:Sheet1.G12 Sheet1.I4:Sheet1.J12 Sheet1.I16:Sheet1.J24" chart:data-source-has-labels="row" svg:x="1.33cm" svg:y="2.138cm" svg:width="10.312cm" svg:height="5.707cm">
          <chartooo:coordinate-region svg:x="2.428cm" svg:y="2.338cm" svg:width="9.12cm" svg:height="4.86cm"/>
          <chart:axis chart:dimension="x" chart:name="primary-x" chart:style-name="ch6">
            <chart:title svg:x="5.384cm" svg:y="8.025cm" chart:style-name="ch7">
              <text:p>Threads Used</text:p>
            </chart:title>
          </chart:axis>
          <chart:axis chart:dimension="y" chart:name="primary-y" chart:style-name="ch8">
            <chart:title svg:x="0.451cm" svg:y="6.556cm" chart:style-name="ch9">
              <text:p>Speed and Efficiency</text:p>
            </chart:title>
            <chart:grid chart:style-name="ch10" chart:class="major"/>
          </chart:axis>
          <chart:series chart:style-name="ch11" chart:values-cell-range-address="Sheet1.I5:Sheet1.I12" chart:label-cell-address="Sheet1.I4:Sheet1.I4" chart:class="chart:scatter">
            <chart:domain table:cell-range-address="Sheet1.G5:Sheet1.G12"/>
            <chart:data-point chart:repeated="8"/>
          </chart:series>
          <chart:series chart:style-name="ch12" chart:values-cell-range-address="Sheet1.I17:Sheet1.I24" chart:label-cell-address="Sheet1.I16:Sheet1.I16" chart:class="chart:scatter">
            <chart:data-point chart:repeated="8"/>
          </chart:series>
          <chart:series chart:style-name="ch13" chart:values-cell-range-address="Sheet1.J5:Sheet1.J12" chart:label-cell-address="Sheet1.J4:Sheet1.J4" chart:class="chart:scatter">
            <chart:data-point chart:repeated="8"/>
          </chart:series>
          <chart:series chart:style-name="ch14" chart:values-cell-range-address="Sheet1.J17:Sheet1.J24" chart:label-cell-address="Sheet1.J16:Sheet1.J16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earch Speed up</text:p>
                <draw:g>
                  <svg:desc>Sheet1.I4:Sheet1.I4</svg:desc>
                </draw:g>
              </table:table-cell>
              <table:table-cell office:value-type="string">
                <text:p>Sort Speed up</text:p>
                <draw:g>
                  <svg:desc>Sheet1.I16:Sheet1.I16</svg:desc>
                </draw:g>
              </table:table-cell>
              <table:table-cell office:value-type="string">
                <text:p>Search Efficiency</text:p>
                <draw:g>
                  <svg:desc>Sheet1.J4:Sheet1.J4</svg:desc>
                </draw:g>
              </table:table-cell>
              <table:table-cell office:value-type="string">
                <text:p>Sort Efficiency</text:p>
                <draw:g>
                  <svg:desc>Sheet1.J16:Sheet1.J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5:Sheet1.G12</svg:desc>
                </draw:g>
              </table:table-cell>
              <table:table-cell office:value-type="float" office:value="1">
                <text:p>1</text:p>
                <draw:g>
                  <svg:desc>Sheet1.I5:Sheet1.I12</svg:desc>
                </draw:g>
              </table:table-cell>
              <table:table-cell office:value-type="float" office:value="1">
                <text:p>1</text:p>
                <draw:g>
                  <svg:desc>Sheet1.I17:Sheet1.I24</svg:desc>
                </draw:g>
              </table:table-cell>
              <table:table-cell office:value-type="float" office:value="1">
                <text:p>1</text:p>
                <draw:g>
                  <svg:desc>Sheet1.J5:Sheet1.J12</svg:desc>
                </draw:g>
              </table:table-cell>
              <table:table-cell office:value-type="float" office:value="1">
                <text:p>1</text:p>
                <draw:g>
                  <svg:desc>Sheet1.J17:Sheet1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000162237041">
                <text:p>1.49000162237041</text:p>
              </table:table-cell>
              <table:table-cell office:value-type="float" office:value="0.050131665780352">
                <text:p>0.050131665780352</text:p>
              </table:table-cell>
              <table:table-cell office:value-type="float" office:value="0.745000811185204">
                <text:p>0.745000811185204</text:p>
              </table:table-cell>
              <table:table-cell office:value-type="float" office:value="0.025065832890176">
                <text:p>0.025065832890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5123453772063">
                <text:p>1.75123453772063</text:p>
              </table:table-cell>
              <table:table-cell office:value-type="float" office:value="0.0519629557068998">
                <text:p>0.0519629557068998</text:p>
              </table:table-cell>
              <table:table-cell office:value-type="float" office:value="0.583744845906876">
                <text:p>0.583744845906876</text:p>
              </table:table-cell>
              <table:table-cell office:value-type="float" office:value="0.0173209852356333">
                <text:p>0.0173209852356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5122207118972">
                <text:p>1.85122207118972</text:p>
              </table:table-cell>
              <table:table-cell office:value-type="float" office:value="0.052972080049828">
                <text:p>0.052972080049828</text:p>
              </table:table-cell>
              <table:table-cell office:value-type="float" office:value="0.462805517797429">
                <text:p>0.462805517797429</text:p>
              </table:table-cell>
              <table:table-cell office:value-type="float" office:value="0.013243020012457">
                <text:p>0.013243020012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9345039690982">
                <text:p>1.69345039690982</text:p>
              </table:table-cell>
              <table:table-cell office:value-type="float" office:value="0.0485818597258097">
                <text:p>0.0485818597258097</text:p>
              </table:table-cell>
              <table:table-cell office:value-type="float" office:value="0.338690079381965">
                <text:p>0.338690079381965</text:p>
              </table:table-cell>
              <table:table-cell office:value-type="float" office:value="0.00971637194516193">
                <text:p>0.00971637194516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732613600796">
                <text:p>1.6732613600796</text:p>
              </table:table-cell>
              <table:table-cell office:value-type="float" office:value="0.0469159046619697">
                <text:p>0.0469159046619697</text:p>
              </table:table-cell>
              <table:table-cell office:value-type="float" office:value="0.2788768933466">
                <text:p>0.2788768933466</text:p>
              </table:table-cell>
              <table:table-cell office:value-type="float" office:value="0.00781931744366162">
                <text:p>0.00781931744366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84091773485604">
                <text:p>1.84091773485604</text:p>
              </table:table-cell>
              <table:table-cell office:value-type="float" office:value="0.0470356265836291">
                <text:p>0.0470356265836291</text:p>
              </table:table-cell>
              <table:table-cell office:value-type="float" office:value="0.262988247836577">
                <text:p>0.262988247836577</text:p>
              </table:table-cell>
              <table:table-cell office:value-type="float" office:value="0.00671937522623273">
                <text:p>0.00671937522623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57655893059144">
                <text:p>1.57655893059144</text:p>
              </table:table-cell>
              <table:table-cell office:value-type="float" office:value="0.0481390448358071">
                <text:p>0.0481390448358071</text:p>
              </table:table-cell>
              <table:table-cell office:value-type="float" office:value="0.19706986632393">
                <text:p>0.19706986632393</text:p>
              </table:table-cell>
              <table:table-cell office:value-type="float" office:value="0.00601738060447589">
                <text:p>0.006017380604475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